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6797d6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390" draw:layer="" svg:width="200.00000000000pt" svg:height="100.00000000000pt"/>
          <draw:path draw:style-name="gr3" draw:id="shape3" draw:name="polygon1351" draw:layer="" svg:width="148.52847091892pt" svg:height="141.02220087376pt" draw:transform="matrix(0.13829695000 0.00000000000 0.00000000000 0.13015157000 89.70786647940pt 10.00754390263pt)" svg:viewBox="0 0 149 141" svg:d="M120.155 141.022L74.2594 107.672L28.3593 141.014L45.949 87.1341L0 53.8579L56.7659 53.9091L74.2682 0L91.7618 53.9115L148.528 53.8707L102.574 87.1389Z" koffice:nodeTypes="ccccccccccc"/>
          <draw:path draw:style-name="gr3" draw:id="shape4" draw:name="polygon1387" draw:layer="" svg:width="148.52847091892pt" svg:height="141.02220087376pt" draw:transform="matrix(0.13829695000 0.00000000000 0.00000000000 -0.13015157000 89.70786647940pt 90.19492969737pt)" svg:viewBox="0 0 149 141" svg:d="M120.155 141.022L74.2594 107.672L28.3593 141.014L45.949 87.1341L0 53.8579L56.7659 53.9091L74.2682 0L91.7618 53.9115L148.528 53.8707L102.574 87.1389Z" koffice:nodeTypes="ccccccccccc"/>
          <draw:path draw:style-name="gr3" draw:id="shape5" draw:name="polygon1388" draw:layer="" svg:width="148.52847091892pt" svg:height="141.02220087376pt" draw:transform="matrix(0.13225412000 -0.04043413000 0.03805263000 0.12446454000 55.60035018633pt 43.37885414194pt)" svg:viewBox="0 0 149 141" svg:d="M120.155 141.022L74.2594 107.672L28.3593 141.014L45.949 87.1341L0 53.8579L56.7659 53.9091L74.2682 0L91.7618 53.9115L148.528 53.8707L102.574 87.1389Z" koffice:nodeTypes="ccccccccccc"/>
          <draw:path draw:style-name="gr3" draw:id="shape6" draw:name="polygon1389" draw:layer="" svg:width="148.52847091892pt" svg:height="141.02220087376pt" draw:transform="matrix(-0.13225412000 -0.04043413000 -0.03805263000 0.12446454000 144.29841389367pt 43.37885414194pt)" svg:viewBox="0 0 149 141" svg:d="M120.155 141.022L74.2594 107.672L28.3593 141.014L45.949 87.1341L0 53.8579L56.7659 53.9091L74.2682 0L91.7618 53.9115L148.528 53.8707L102.574 87.1389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4:14</dc:date>
    <meta:creation-date>2011-05-22T06:12:04</meta:creation-date>
    <dc:creator>Yue Liu</dc:creator>
  </office:meta>
</office:document-meta>
</file>